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14d8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Execute Kubernetes on Google Cloud and Run Application</text:h>
      <text:p text:style-name="Text_20_body"/>
      <text:p text:style-name="Text_20_body">1. Create Google Cloud Kubernetes Cluster</text:p>
      <text:p text:style-name="P1">gcloud container clusters create mykubernetes-cluster</text:p>
      <text:p text:style-name="Text_20_body"/>
      <text:p text:style-name="Text_20_body">2. Describe Kubernetes Cluser :</text:p>
      <text:p text:style-name="Text_20_body"><text:span text:style-name="Source_20_Text">gcloud container clusters describe mykubernetes-cluster</text:span></text:p>
      <text:p text:style-name="Text_20_body"/>
      <text:p text:style-name="Text_20_body">3. List Running Instance in Kubernetes Cluster</text:p>
      <text:p text:style-name="Text_20_body"><text:span text:style-name="Source_20_Text">gcloud container clusters lis</text:span><text:span text:style-name="Source_20_Text"><text:span text:style-name="T1">t</text:span></text:span></text:p>
      <text:p text:style-name="Text_20_body"/>
      <text:p text:style-name="Text_20_body">4. Start the Deployment on Kubernetes Cluster.</text:p>
      <text:p text:style-name="Text_20_body"><text:span text:style-name="Source_20_Text">kubectl create deployment magicalnginx --image=anshuldevops/magicalnginx</text:span></text:p>
      <text:p text:style-name="Text_20_body"/>
      <text:p text:style-name="Text_20_body">5. Get Information of Running Deployments</text:p>
      <text:p text:style-name="Text_20_body"><text:span text:style-name="Source_20_Text">kubectl get deployments</text:span></text:p>
      <text:p text:style-name="Text_20_body"/>
      <text:p text:style-name="Text_20_body">6. Describe the Running Deployment</text:p>
      <text:p text:style-name="Text_20_body"><text:span text:style-name="Source_20_Text">kubectl describe deployment magicalnginx</text:span></text:p>
      <text:p text:style-name="Text_20_body"/>
      <text:p text:style-name="Text_20_body">7. Make the NGINX container accessible via the internet via loadbalancer:</text:p>
      <text:p text:style-name="Text_20_body"><text:span text:style-name="Source_20_Text">kubectl create service loadbalancer magicalnginx --tcp=80:80</text:span></text:p>
      <text:p text:style-name="Text_20_body"/>
      <text:p text:style-name="Text_20_body">8. Get Running Services</text:p>
      <text:p text:style-name="Text_20_body"><text:span text:style-name="Source_20_Text">kubectl get svc</text:span></text:p>
      <text:p text:style-name="Text_20_body"/>
      <text:p text:style-name="Text_20_body">9. Remove Services</text:p>
      <text:p text:style-name="Text_20_body"><text:span text:style-name="Source_20_Text">kubectl delete services magicalnginx</text:span></text:p>
      <text:p text:style-name="Text_20_body"/>
      <text:p text:style-name="Text_20_body"><text:soft-page-break/>10. Remove Deployment</text:p>
      <text:p text:style-name="Text_20_body"><text:span text:style-name="Source_20_Text">kubectl delete deployment magicalnginx</text:span></text:p>
      <text:p text:style-name="Text_20_body"/>
      <text:p text:style-name="Text_20_body">11. Delete Google Cloud Kubernetes Cluster</text:p>
      <text:p text:style-name="Text_20_body"><text:span text:style-name="Source_20_Text">gcloud container clusters delete mykubernetes-cluster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7:53:58.066108324</meta:creation-date>
    <dc:date>2020-04-11T19:15:05.678468636</dc:date>
    <meta:editing-duration>PT1H21M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3" meta:word-count="121" meta:character-count="945" meta:non-whitespace-character-count="849"/>
  </office:meta>
</office:document-meta>
</file>